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6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121.8pt"/>
    </style:style>
    <style:style style:name="co5" style:family="table-column">
      <style:table-column-properties fo:break-before="auto" style:column-width="143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Osa</text:p>
          </table:table-cell>
          <table:table-cell table:style-name="ce1" office:value-type="string" calcext:value-type="string">
            <text:p>Hinta</text:p>
          </table:table-cell>
          <table:table-cell table:style-name="ce1" office:value-type="string" calcext:value-type="string">
            <text:p>Kpl</text:p>
          </table:table-cell>
          <table:table-cell table:style-name="ce1" office:value-type="string" calcext:value-type="string">
            <text:p>Koodi</text:p>
          </table:table-cell>
          <table:table-cell table:style-name="ce1" office:value-type="string" calcext:value-type="string">
            <text:p>Linkki</text:p>
          </table:table-cell>
          <table:table-cell table:style-name="ce1" office:value-type="string" calcext:value-type="string">
            <text:p>Datasheet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Näyttö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101BS</text:p>
          </table:table-cell>
          <table:table-cell table:style-name="ce3" office:value-type="string" calcext:value-type="string">
            <text:p><text:span text:style-name="T1"><text:a xlink:href="https://www.aliexpress.com/item/FREE-SHIPPING-5PCS-LOT-3-inches-Red-30102BS-Common-Anode-Single-Digital-Tube/1326017867.html?spm=2114.01010208.3.1.z64Y05&amp;ws_ab_test=searchweb0_0,searchweb201602_3_10065_10068_10136_10137_10138_10060_10062_10141_10056_10055_10054_122_10059_10099_10103_10102_10096_10052_10053_10050_10107_10142_10051_10143_10084_10083_10080_10082_10081_10110_10111_10112_10113_10114_10078_10079_10073_10070_10123_10124,searchweb201603_2,afswitch_1,ppcSwitch_5,single_sort_0_default&amp;btsid=590574c9-cd3d-47a1-87aa-9605dbec72af&amp;algo_expid=29d84b04-1100-44e0-a8bc-67f37cda4d4b-0&amp;algo_pvid=29d84b04-1100-44e0-a8bc-67f37cda4d4b" xlink:type="simple">https://www.aliexpress.com/item/FREE-SHIPPING-5PCS-LOT-3-inches-Red-30102BS-Common-Anode-Single-Digital-Tube/1326017867.html?spm=2114.01010208.3.1.z64Y05&amp;ws_ab_test=searchweb0_0,searchweb201602_3_10065_10068_10136_10137_10138_10060_10062_10141_10056_10055_10054_122_10059_10099_10103_10102_10096_10052_10053_10050_10107_10142_10051_10143_10084_10083_10080_10082_10081_10110_10111_10112_10113_10114_10078_10079_10073_10070_10123_10124,searchweb201603_2,afswitch_1,ppcSwitch_5,single_sort_0_default&amp;btsid=590574c9-cd3d-47a1-87aa-9605dbec72af&amp;algo_expid=29d84b04-1100-44e0-a8bc-67f37cda4d4b-0&amp;algo_pvid=29d84b04-1100-44e0-a8bc-67f37cda4d4b</text:a></text:span></text:p>
          </table:table-cell>
          <table:table-cell table:style-name="ce4" office:value-type="string" calcext:value-type="string">
            <text:p><text:span text:style-name="T1"><text:a xlink:href="http://www.oasistek.com/pdf/TOS-30101BS-B.pdf" xlink:type="simple">http://www.oasistek.com/pdf/TOS-30101BS-B.pdf</text:a></text:span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gulaattori 3v3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086D2M33TR</text:p>
          </table:table-cell>
          <table:table-cell office:value-type="string" calcext:value-type="string">
            <text:p><text:a xlink:href="https://www.digikey.fi/product-detail/en/stmicroelectronics/LD1086D2M33TR/497-1223-1-ND/586223" xlink:type="simple">https://www.digikey.fi/product-detail/en/stmicroelectronics/LD1086D2M33TR/497-1223-1-ND/586223</text:a></text:p>
          </table:table-cell>
          <table:table-cell office:value-type="string" calcext:value-type="string">
            <text:p><text:a xlink:href="http://www.st.com/content/ccc/resource/technical/document/datasheet/53/db/00/58/09/98/4b/36/CD00001884.pdf/files/CD00001884.pdf/jcr:content/translations/en.CD00001884.pdf" xlink:type="simple">http://www.st.com/content/ccc/resource/technical/document/datasheet/53/db/00/58/09/98/4b/36/CD00001884.pdf/files/CD00001884.pdf/jcr:content/translations/en.CD00001884.pdf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-ohjain</text:p>
          </table:table-cell>
          <table:table-cell table:number-columns-repeated="2"/>
          <table:table-cell office:value-type="string" calcext:value-type="string">
            <text:p>TLC59116IPWR</text:p>
          </table:table-cell>
          <table:table-cell office:value-type="string" calcext:value-type="string">
            <text:p><text:a xlink:href="https://www.digikey.fi/product-detail/en/texas-instruments/TLC59116IPWR/296-23354-1-ND/1835679" xlink:type="simple">https://www.digikey.fi/product-detail/en/texas-instruments/TLC59116IPWR/296-23354-1-ND/1835679</text:a></text:p>
          </table:table-cell>
          <table:table-cell office:value-type="string" calcext:value-type="string">
            <text:p><text:a xlink:href="http://www.ti.com/lit/ds/symlink/tlc59116.pdf" xlink:type="simple">http://www.ti.com/lit/ds/symlink/tlc59116.pdf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krokontrolleri</text:p>
          </table:table-cell>
          <table:table-cell table:number-columns-repeated="2"/>
          <table:table-cell office:value-type="string" calcext:value-type="string">
            <text:p>ESP8266 ESP-12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i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RF24L01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densaattori 1000 u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densaattori 100 u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ndensaattori 10 u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V virtaläh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 1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 10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 office:value-type="string" calcext:value-type="string">
            <text:p>Flat ribbon cable</text:p>
          </table:table-cell>
          <table:table-cell office:value-type="float" office:value="3.14" calcext:value-type="float">
            <text:p>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G28-10/G/300</text:p>
          </table:table-cell>
          <table:table-cell office:value-type="string" calcext:value-type="string">
            <text:p><text:a xlink:href="https://www.digikey.fi/product-detail/en/assmann-wsw-components/AWG28-10-G-300/AE10G-5-ND/686329" xlink:type="simple">https://www.digikey.fi/product-detail/en/assmann-wsw-components/AWG28-10-G-300/AE10G-5-ND/686329</text:a></text:p>
          </table:table-cell>
          <table:table-cell office:value-type="string" calcext:value-type="string">
            <text:p><text:a xlink:href="http://www.assmann-wsw.com/fileadmin/datasheets/ASS_7306_CA.pdf" xlink:type="simple">http://www.assmann-wsw.com/fileadmin/datasheets/ASS_7306_CA.pdf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C male (PCB) 10-pin</text:p>
          </table:table-cell>
          <table:table-cell office:value-type="float" office:value="0.246" calcext:value-type="float">
            <text:p>0.2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2-S101</text:p>
          </table:table-cell>
          <table:table-cell office:value-type="string" calcext:value-type="string">
            <text:p><text:a xlink:href="https://www.digikey.fi/product-detail/en/on-shore-technology-inc/302-S101/ED1543-ND/2178422" xlink:type="simple">https://www.digikey.fi/product-detail/en/on-shore-technology-inc/302-S101/ED1543-ND/2178422</text:a></text:p>
          </table:table-cell>
          <table:table-cell office:value-type="string" calcext:value-type="string">
            <text:p><text:a xlink:href="http://www.on-shore.com/wp-content/uploads/2015/09/302-sxxx.pdf" xlink:type="simple">http://www.on-shore.com/wp-content/uploads/2015/09/302-sxxx.pdf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C female (cable) 10-pin</text:p>
          </table:table-cell>
          <table:table-cell office:value-type="float" office:value="0.295" calcext:value-type="float">
            <text:p>0.2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30-10-0102-00</text:p>
          </table:table-cell>
          <table:table-cell office:value-type="string" calcext:value-type="string">
            <text:p><text:a xlink:href="https://www.digikey.fi/product-detail/en/cnc-tech/3030-10-0102-00/1175-1435-ND/3821479" xlink:type="simple">https://www.digikey.fi/product-detail/en/cnc-tech/3030-10-0102-00/1175-1435-ND/3821479</text:a></text:p>
          </table:table-cell>
          <table:table-cell office:value-type="string" calcext:value-type="string">
            <text:p><text:a xlink:href="http://www.cnctech.us/pdfs/3030-XX-0102-00.pdf" xlink:type="simple">http://www.cnctech.us/pdfs/3030-XX-0102-00.pdf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.1” female (cable) 5-pin</text:p>
          </table:table-cell>
          <table:table-cell office:value-type="float" office:value="0.268" calcext:value-type="float">
            <text:p>0.2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-643813-5</text:p>
          </table:table-cell>
          <table:table-cell office:value-type="string" calcext:value-type="string">
            <text:p><text:a xlink:href="https://www.digikey.fi/product-detail/en/te-connectivity-amp-connectors/3-643813-5/A31109-ND/698295" xlink:type="simple">https://www.digikey.fi/product-detail/en/te-connectivity-amp-connectors/3-643813-5/A31109-ND/698295</text:a></text:p>
          </table:table-cell>
          <table:table-cell office:value-type="string" calcext:value-type="string">
            <text:p><text:a xlink:href="http://www.te.com/commerce/DocumentDelivery/DDEController?Action=srchrtrv&amp;DocNm=643813&amp;DocType=Customer+Drawing&amp;DocLang=English" xlink:type="simple">http://www.te.com/commerce/DocumentDelivery/DDEController?Action=srchrtrv&amp;DocNm=643813&amp;DocType=Customer+Drawing&amp;DocLang=English</text:a></text:p>
          </table:table-cell>
          <table:table-cell table:number-columns-repeated="3"/>
        </table:table-row>
        <table:table-row table:style-name="ro1" table:number-rows-repeated="1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23:04:25.661948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7:43:56.067898112</meta:creation-date>
    <dc:date>2017-04-09T23:05:35.360338958</dc:date>
    <meta:editing-duration>PT2H14M12S</meta:editing-duration>
    <meta:editing-cycles>31</meta:editing-cycles>
    <meta:generator>LibreOffice/5.1.6.2$Linux_X86_64 LibreOffice_project/10m0$Build-2</meta:generator>
    <meta:document-statistic meta:table-count="1" meta:cell-count="62" meta:object-count="0"/>
  </office:meta>
</office:document-meta>
</file>